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41cm"/>
    </style:style>
    <style:style style:name="co2" style:family="table-column">
      <style:table-column-properties fo:break-before="auto" style:column-width="14.80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5.017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3.325cm"/>
    </style:style>
    <style:style style:name="co8" style:family="table-column">
      <style:table-column-properties fo:break-before="auto" style:column-width="8.703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4.995cm"/>
    </style:style>
    <style:style style:name="co12" style:family="table-column">
      <style:table-column-properties fo:break-before="auto" style:column-width="7.317cm"/>
    </style:style>
    <style:style style:name="co13" style:family="table-column">
      <style:table-column-properties fo:break-before="auto" style:column-width="3.436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Request_20_For_20_Quot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none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/>
    </style:style>
    <style:style style:name="gr2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quest For Quotation" table:style-name="ta1" table:print-ranges="'Request For Quotation'.A2:'Request For Quotation'.AE18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5" table:default-cell-style-name="ce6"/>
        <table:table-column table:style-name="co8" table:default-cell-style-name="ce6"/>
        <table:table-column table:style-name="co9" table:default-cell-style-name="ce22"/>
        <table:table-column table:style-name="co10" table:default-cell-style-name="ce6"/>
        <table:table-column table:style-name="co11" table:default-cell-style-name="ce30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7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10.512cm" svg:height="5.465cm" svg:x="8.006cm" svg:y="0.277cm" draw:caption-point-x="-8.006cm" draw:caption-point-y="-0.277cm">
              <dc:creator>ALL</dc:creator>
              <dc:date>2006-07-14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5.525cm" svg:height="5.465cm" svg:x="21.178cm" svg:y="0.277cm" draw:caption-point-x="-21.178cm" draw:caption-point-y="-0.277cm">
              <dc:creator>ALL</dc:creator>
              <dc:date>2006-07-14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6.327cm" svg:height="5.465cm" svg:x="23.882cm" svg:y="0.277cm" draw:caption-point-x="-23.882cm" draw:caption-point-y="-0.277cm">
              <dc:creator>ALL</dc:creator>
              <dc:date>2006-07-14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5.223cm" svg:height="5.465cm" svg:x="28.633cm" svg:y="0.277cm" draw:caption-point-x="-28.633cm" draw:caption-point-y="-0.277cm">
              <dc:creator>ALL</dc:creator>
              <dc:date>2006-07-14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2" draw:text-style-name="P1" svg:width="21.016cm" svg:height="2.264cm" svg:x="31.615cm" svg:y="0.054cm" draw:caption-point-x="-31.615cm" draw:caption-point-y="-0.054cm">
              <dc:creator>ALL</dc:creator>
              <dc:date>2006-07-14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10.85cm" svg:height="5.101cm" svg:x="34.983cm" svg:y="0.054cm" draw:caption-point-x="-34.983cm" draw:caption-point-y="-0.054cm">
              <dc:creator>ALL</dc:creator>
              <dc:date>2006-07-14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10.849cm" svg:height="5.101cm" svg:x="37.247cm" svg:y="0.054cm" draw:caption-point-x="-37.247cm" draw:caption-point-y="-0.054cm">
              <dc:creator>ALL</dc:creator>
              <dc:date>2006-07-14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15.527cm" svg:height="3.464cm" svg:x="40.559cm" svg:y="0.054cm" draw:caption-point-x="-40.559cm" draw:caption-point-y="-0.054cm">
              <dc:creator>ALL</dc:creator>
              <dc:date>2006-07-14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3.674cm" svg:height="5.465cm" svg:x="42.822cm" svg:y="0.277cm" draw:caption-point-x="-42.822cm" draw:caption-point-y="-0.277cm">
              <dc:creator>ALL</dc:creator>
              <dc:date>2006-07-14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8.734cm" svg:height="5.465cm" svg:x="49.612cm" svg:y="0.277cm" draw:caption-point-x="-49.612cm" draw:caption-point-y="-0.277cm">
              <dc:creator>ALL</dc:creator>
              <dc:date>2006-07-14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7.844cm" svg:height="5.465cm" svg:x="53.063cm" svg:y="0.277cm" draw:caption-point-x="-53.063cm" draw:caption-point-y="-0.277cm">
              <dc:creator>ALL</dc:creator>
              <dc:date>2006-07-14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1.962cm" svg:height="5.465cm" svg:x="60.327cm" svg:y="0.277cm" draw:caption-point-x="-60.327cm" draw:caption-point-y="-0.277cm">
              <dc:creator>ALL</dc:creator>
              <dc:date>2006-07-14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13.017cm" svg:height="5.465cm" svg:x="61.403cm" svg:y="0.277cm" draw:caption-point-x="-61.403cm" draw:caption-point-y="-0.277cm">
              <dc:creator>ALL</dc:creator>
              <dc:date>2006-07-14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17.933cm" svg:height="5.465cm" svg:x="65.404cm" svg:y="0.277cm" draw:caption-point-x="-65.404cm" draw:caption-point-y="-0.277cm">
              <dc:creator>ALL</dc:creator>
              <dc:date>2006-07-14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8.616cm" svg:height="5.465cm" svg:x="78.938cm" svg:y="0.277cm" draw:caption-point-x="-78.938cm" draw:caption-point-y="-0.277cm">
              <dc:creator>ALL</dc:creator>
              <dc:date>2006-07-14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6" office:value-type="string">
            <text:p>Examples</text:p>
          </table:table-cell>
          <table:table-cell table:style-name="ce36" office:value-type="string">
            <text:p>UN/TDED Code</text:p>
          </table:table-cell>
          <table:table-cell table:style-name="ce36" office:value-type="string">
            <text:p>Current Version</text:p>
          </table:table-cell>
          <table:table-cell table:style-name="ce45" office:value-type="string">
            <office:annotation draw:style-name="gr1" draw:text-style-name="P1" svg:width="4.448cm" svg:height="5.465cm" svg:x="92.464cm" svg:y="0.277cm" draw:caption-point-x="-92.464cm" draw:caption-point-y="-0.277cm">
              <dc:creator>ALL</dc:creator>
              <dc:date>2006-07-14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4.502cm" svg:height="5.465cm" svg:x="94.948cm" svg:y="0.277cm" draw:caption-point-x="-94.948cm" draw:caption-point-y="-0.277cm">
              <dc:creator>ALL</dc:creator>
              <dc:date>2006-07-14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0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questForQuotation">
              <text:p>RequestForQuotation</text:p>
            </table:table-cell>
            <table:table-cell table:style-name="ce2" office:value-type="string">
              <text:p>Request For Quotation. Details</text:p>
            </table:table-cell>
            <table:table-cell table:style-name="ce9"/>
            <table:table-cell table:style-name="ce9" office:value-type="string">
              <text:p>Request For Quotation</text:p>
            </table:table-cell>
            <table:table-cell table:style-name="ce9" table:number-columns-repeated="9"/>
            <table:table-cell table:style-name="ce9" office:value-type="string">
              <text:p>Purchase Order</text:p>
            </table:table-cell>
            <table:table-cell table:style-name="ce20"/>
            <table:table-cell table:style-name="ce9" office:value-type="string">
              <text:p>ABIE</text:p>
            </table:table-cell>
            <table:table-cell table:style-name="ce27" office:value-type="string">
              <text:p>The document used to request a Quotation for goods and services from a Seller</text:p>
            </table:table-cell>
            <table:table-cell table:style-name="ce27"/>
            <table:table-cell table:style-name="ce37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8"/>
            <table:table-cell table:style-name="ce46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Request For Quotation. UBL Version Identifier. Identifier</text:p>
          </table:table-cell>
          <table:table-cell table:style-name="ce10"/>
          <table:table-cell office:value-type="string">
            <text:p>Request For Quotation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0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0" office:value-type="string">
            <text:p>Identifier</text:p>
          </table:table-cell>
          <table:table-cell table:style-name="ce10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0" table:number-columns-repeated="3"/>
          <table:table-cell table:style-name="ce21" office:value-type="string">
            <text:p>0..1</text:p>
          </table:table-cell>
          <table:table-cell table:style-name="ce10" office:value-type="string">
            <text:p>BBIE</text:p>
          </table:table-cell>
          <table:table-cell table:style-name="ce28" office:value-type="string">
            <text:p>The version of the UBL schema being used.</text:p>
          </table:table-cell>
          <table:table-cell table:style-name="ce16" office:value-type="string">
            <text:p>2.0.5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SubsetID">
            <text:p>SubsetID</text:p>
          </table:table-cell>
          <table:table-cell table:style-name="ce7" office:value-type="string">
            <text:p>Request For Quotation. Subset Identifier. Identifier</text:p>
          </table:table-cell>
          <table:table-cell table:style-name="ce10"/>
          <table:table-cell table:style-name="Default" office:value-type="string">
            <text:p>Request For Quotation</text:p>
          </table:table-cell>
          <table:table-cell table:style-name="ce14"/>
          <table:table-cell table:style-name="ce14" office:value-type="string">
            <text:p>Subset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subset of UBL.</text:p>
          </table:table-cell>
          <table:table-cell table:style-name="ce17" office:value-type="string">
            <text:p>NE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Request For Quotation. Profile Identifier. Identifier</text:p>
          </table:table-cell>
          <table:table-cell table:style-name="ce10"/>
          <table:table-cell office:value-type="string">
            <text:p>Request For Quotation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 table:style-name="ce10"/>
          <table:table-cell table:style-name="ce17" office:value-type="string">
            <text:p>Identifier. Type</text:p>
          </table:table-cell>
          <table:table-cell table:style-name="ce10" table:number-columns-repeated="2"/>
          <table:table-cell table:style-name="ce14"/>
          <table:table-cell table:style-name="ce21" office:value-type="string">
            <text:p>0..1</text:p>
          </table:table-cell>
          <table:table-cell table:style-name="ce17" office:value-type="string">
            <text:p>BBIE</text:p>
          </table:table-cell>
          <table:table-cell table:style-name="ce28" office:value-type="string">
            <text:p>The identifier for a user defined profile of the subset of UBL being used. </text:p>
          </table:table-cell>
          <table:table-cell table:style-name="ce17" office:value-type="string">
            <text:p>BasicProcurementProcess</text:p>
          </table:table-cell>
          <table:table-cell table:style-name="ce10"/>
          <table:table-cell table:style-name="ce41" office:value-type="string">
            <text:p>2.0</text:p>
          </table:table-cell>
          <table:table-cell table:style-name="ce10" table:number-columns-repeated="2"/>
          <table:table-cell office:value-type="string">
            <text:p>Procurement</text:p>
          </table:table-cell>
          <table:table-cell table:style-name="ce10" table:number-columns-repeated="8"/>
          <table:table-cell table:style-name="ce47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Request For Quotation. Identifier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Request For Quotation assigned by the Originator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Request For Quotation. Copy_ Indicator. Indicator</text:p>
          </table:table-cell>
          <table:table-cell/>
          <table:table-cell office:value-type="string">
            <text:p>Request For Quot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Request For Quotation is a copy (true) or not (false)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Request For Quotation. UUID. Identifier</text:p>
          </table:table-cell>
          <table:table-cell/>
          <table:table-cell office:value-type="string">
            <text:p>Request For Quotation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Request for Quotation instance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quest For Quotation. Issue Date. Dat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Originator on which the Quotation was requested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quest For Quotation. Issue Time. Time</text:p>
          </table:table-cell>
          <table:table-cell/>
          <table:table-cell office:value-type="string">
            <text:p>Request For Quot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time assigned by the Originator on which the Quotation was requested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quest For Quotation. Note. Text</text:p>
          </table:table-cell>
          <table:table-cell/>
          <table:table-cell office:value-type="string">
            <text:p>Request For Quot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 form text applying to the Request For Quotation. This element may contain notes or any other similar information that is not contained explicitly in another structure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Request For Quotation. Pricing_ Currency Code. Code</text:p>
          </table:table-cell>
          <table:table-cell/>
          <table:table-cell office:value-type="string">
            <text:p>Request For Quotation</text:p>
          </table:table-cell>
          <table:table-cell table:style-name="Default"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the Seller should use to price the Quotation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Request For Quotation. Line Count. Numeric</text:p>
          </table:table-cell>
          <table:table-cell/>
          <table:table-cell office:value-type="string">
            <text:p>Request For Quotation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13]&lt;&gt;&quot;&quot;;CONCATENATE([.F13];&quot; &quot;;[.G13]);[.G13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Numeric. Type">
            <text:p>Numeric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CatalogueDocumentReference">
            <text:p>CatalogueDocumentReference</text:p>
          </table:table-cell>
          <table:table-cell table:style-name="ce4" office:value-type="string">
            <text:p>Request For Quotation. Catalogue_ Document Referenc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Catalogue</text:p>
          </table:table-cell>
          <table:table-cell table:style-name="ce11"/>
          <table:table-cell table:style-name="ce11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Catalogue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5]=&quot;Universally Unique&quot;;&quot;U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quest For Quotation. Additional_ Document Referenc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ther documents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quest For Quotation. Signatur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16]" office:value-type="string" office:string-value="Signature">
            <text:p>Signature</text:p>
          </table:table-cell>
          <table:table-cell table:style-name="ce4" table:formula="oooc:=[.M16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Request For Quotation with zero or more signatures.</text:p>
          </table:table-cell>
          <table:table-cell table:style-name="ce33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6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Request For Quotation. Originator_ Customer Part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17]" office:value-type="string" office:string-value="Customer Party">
            <text:p>Customer Party</text:p>
          </table:table-cell>
          <table:table-cell table:style-name="ce4" table:formula="oooc:=[.M17]" office:value-type="string" office:string-value="Customer Party">
            <text:p>Custom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ustomer Part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Originator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Request For Quotation. Seller_ Supplier Part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4" table:formula="oooc:=[.M18]" office:value-type="string" office:string-value="Supplier Party">
            <text:p>Supplier Party</text:p>
          </table:table-cell>
          <table:table-cell table:style-name="ce4" table:formula="oooc:=[.M18]" office:value-type="string" office:string-value="Supplier Party">
            <text:p>Supplier Part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Supplier Party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Seller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Request For Quotation. Deliver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19]" office:value-type="string" office:string-value="Delivery">
            <text:p>Delivery</text:p>
          </table:table-cell>
          <table:table-cell table:style-name="ce4" table:formula="oooc:=[.M19]" office:value-type="string" office:string-value="Delivery">
            <text:p>Delive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Request For Quotation. Delivery Terms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20]" office:value-type="string" office:string-value="Delivery Terms">
            <text:p>Delivery Terms</text:p>
          </table:table-cell>
          <table:table-cell table:style-name="ce4" table:formula="oooc:=[.M20]" office:value-type="string" office:string-value="Delivery Terms">
            <text:p>Delivery Terms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Delivery Terms</text:p>
          </table:table-cell>
          <table:table-cell table:style-name="ce11"/>
          <table:table-cell table:style-name="ce24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Delivery Terms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Request For Quotation. Destination_ Country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4" table:formula="oooc:=[.M21]" office:value-type="string" office:string-value="Country">
            <text:p>Country</text:p>
          </table:table-cell>
          <table:table-cell table:style-name="ce4" table:formula="oooc:=[.M21]" office:value-type="string" office:string-value="Country">
            <text:p>Country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untry</text:p>
          </table:table-cell>
          <table:table-cell table:style-name="ce11"/>
          <table:table-cell table:style-name="ce24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the country of destination (for customs purposes for potential orders)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Request For Quotation. Contract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Contract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4" office:value-type="string">
            <text:p>An association to a framework agreement or contract</text:p>
          </table:table-cell>
          <table:table-cell table:style-name="ce33" table:number-columns-repeated="2"/>
          <table:table-cell table:style-name="ce44" office:value-type="string">
            <text:p>2.0</text:p>
          </table:table-cell>
          <table:table-cell table:style-name="ce38"/>
          <table:table-cell table:style-name="ce24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questForQuotationLine">
            <text:p>RequestForQuotationLine</text:p>
          </table:table-cell>
          <table:table-cell table:style-name="ce4" office:value-type="string">
            <text:p>Request For Quotation. Request For Quotation Line</text:p>
          </table:table-cell>
          <table:table-cell table:style-name="ce11"/>
          <table:table-cell table:style-name="ce11" office:value-type="string">
            <text:p>Request For Quotation</text:p>
          </table:table-cell>
          <table:table-cell table:number-columns-repeated="2" table:style-name="ce11"/>
          <table:table-cell table:style-name="ce11"/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 table:formula="oooc:=[.M23]" office:value-type="string" office:string-value="Request For Quotation Line">
            <text:p>Request For Quotation Line</text:p>
          </table:table-cell>
          <table:table-cell table:style-name="ce4"/>
          <table:table-cell table:style-name="ce11" table:number-columns-repeated="2"/>
          <table:table-cell table:style-name="ce18" office:value-type="string">
            <text:p>Request For Quotation Line</text:p>
          </table:table-cell>
          <table:table-cell table:style-name="ce11"/>
          <table:table-cell table:style-name="ce25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one or more Request For Quotation Lines</text:p>
          </table:table-cell>
          <table:table-cell table:style-name="ce33"/>
          <table:table-cell table:style-name="ce38"/>
          <table:table-cell table:style-name="ce43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9"/>
          <table:table-cell table:style-name="ce26"/>
          <table:table-cell table:style-name="ce19" office:value-type="string">
            <text:p>END</text:p>
          </table:table-cell>
          <table:table-cell table:style-name="ce35" table:number-columns-repeated="2"/>
          <table:table-cell table:style-name="ce39"/>
          <table:table-cell table:style-name="ce35"/>
          <table:table-cell table:style-name="ce5" table:number-columns-repeated="11"/>
          <table:table-cell table:number-columns-repeated="225"/>
        </table:table-row>
        <table:table-row table:style-name="ro3" table:number-rows-repeated="6551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Request For Quotation'.$A$1" table:cell-range-address="$'Request For Quotation'.$A$1:.$IV$1"/>
        <table:named-expression table:name="BuiltIn_AutoFilter___1" table:base-cell-address="$'Request For Quotation'.$A$1" table:expression="&quot;$Invoice.$#REF!$#REF!:$#REF!$#REF!&quot;"/>
        <table:named-range table:name="Excel_BuiltIn_Print_Titles_1_1" table:base-cell-address="$'Request For Quotation'.$A$1" table:cell-range-address="$'Request For Quotation'.$A$2:.$IC$2"/>
        <table:named-expression table:name="Excel_BuiltIn_Print_Titles_1___0" table:base-cell-address="$'Request For Quotation'.$A$1" table:expression="&quot;$Invoice.$#REF!$#REF!:$#REF!$#REF!&quot;"/>
        <table:named-range table:name="Excel_BuiltIn_Print_Area_1" table:base-cell-address="$'Request For Quotation'.$A$1" table:cell-range-address="$'Request For Quotation'.$A$2:.$AE$18" table:range-usable-as="print-range"/>
        <table:named-range table:name="Excel_BuiltIn_Print_Titles_1" table:base-cell-address="$'Request For Quotation'.$A$1" table:cell-range-address="$'Request For Quotation'.$A$2:.$IV$2" table:range-usable-as="repeat-column repeat-row"/>
      </table:named-expressions>
      <table:database-ranges>
        <table:database-range table:name="Excel_BuiltIn__FilterDatabase_1" table:target-range-address="'Request For Quotation'.A1:'Request For Quotation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kr</number:text>
    </number:number-style>
    <number:number-style style:name="N132">
      <number:text>-</number:text>
      <number:number number: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kr </number:text>
    </number:number-style>
    <number:number-style style:name="N134P1" style:volatile="true">
      <number:text>-</number:text>
      <number:number number:decimal-places="0" number:min-integer-digits="1" number:grouping="true"/>
      <number:text> kr </number:text>
    </number:number-style>
    <number:number-style style:name="N134P2" style:volatile="true">
      <number:text> -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</number:text>
    </number:number-style>
    <number:number-style style:name="N135P1" style:volatile="true">
      <number:text>-</number:text>
      <number:number number:decimal-places="0" number:min-integer-digits="1" number:grouping="true"/>
      <number:text>     </number:text>
    </number:number-style>
    <number:number-style style:name="N135P2" style:volatile="true">
      <number:text> -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kr </number:text>
    </number:number-style>
    <number:number-style style:name="N136P1" style:volatile="true">
      <number:text>-</number:text>
      <number:number number:decimal-places="2" number:min-integer-digits="1" number:grouping="true"/>
      <number:text> kr </number:text>
    </number:number-style>
    <number:number-style style:name="N136P2" style:volatile="true">
      <number:text> -</number:text>
      <number:number number:decimal-places="0" number:min-integer-digits="0"/>
      <number:text>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</number:text>
    </number:number-style>
    <number:number-style style:name="N137P1" style:volatile="true">
      <number:text>-</number:text>
      <number:number number:decimal-places="2" number:min-integer-digits="1" number:grouping="true"/>
      <number:text>     </number:text>
    </number:number-style>
    <number:number-style style:name="N137P2" style:volatile="true">
      <number:text> -</number:text>
      <number:number number:decimal-places="0" number:min-integer-digits="0"/>
      <number:text>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£ </number:text>
      <number:number number:decimal-places="0" number:min-integer-digits="1" number:grouping="true"/>
    </number:number-style>
    <number:number-style style:name="N138">
      <number:text>-£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 </number:text>
      <number:number number:decimal-places="0" number:min-integer-digits="1" number:grouping="true"/>
    </number:number-style>
    <number:number-style style:name="N139">
      <style:text-properties fo:color="#ff0000"/>
      <number:text>-£ 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2" number:min-integer-digits="1" number:grouping="true"/>
    </number:number-style>
    <number:number-style style:name="N140">
      <number:text>-£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2" number:min-integer-digits="1" number:grouping="true"/>
    </number:number-style>
    <number:number-style style:name="N141">
      <style:text-properties fo:color="#ff0000"/>
      <number:text>-£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£ </number:text>
      <number:number number:decimal-places="0" number:min-integer-digits="1" number:grouping="true"/>
      <number:text> </number:text>
    </number:number-style>
    <number:number-style style:name="N142P1" style:volatile="true">
      <number:text>-£ </number:text>
      <number:number number:decimal-places="0" number:min-integer-digits="1" number:grouping="true"/>
      <number:text> </number:text>
    </number:number-style>
    <number:number-style style:name="N142P2" style:volatile="true">
      <number:text> £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 </number:text>
      <number:number number:decimal-places="2" number:min-integer-digits="1" number:grouping="true"/>
      <number:text> </number:text>
    </number:number-style>
    <number:number-style style:name="N143P1" style:volatile="true">
      <number:text>-£ </number:text>
      <number:number number:decimal-places="2" number:min-integer-digits="1" number:grouping="true"/>
      <number:text> </number:text>
    </number:number-style>
    <number:number-style style:name="N143P2" style:volatile="true">
      <number:text> £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016cm" fo:margin-bottom="1.27cm" fo:margin-left="0.762cm" fo:margin-right="0.762cm" style:first-page-number="continue" style:scale-to="55%" style:writing-mode="lr-tb" style:print="charts drawings headers objects zero-values"/>
      <style:header-style>
        <style:header-footer-properties fo:min-height="0.751cm" fo:margin-left="1.138cm" fo:margin-right="1.138cm" fo:margin-bottom="0cm"/>
      </style:header-style>
      <style:footer-style>
        <style:header-footer-properties svg:height="0cm" fo:margin-left="1.138cm" fo:margin-right="1.138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-07-2006</text:date>, <text:time>19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est_20_For_20_Quotation" style:display-name="PageStyle_Request For Quot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7-14">14-07-2006</text:date></text:span><text:span text:style-name="T1"> GMT <text:s/></text:span><text:span text:style-name="T1"><text:time>19:18:4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10:59:20</meta:creation-date>
    <dc:creator>Tim McGrath</dc:creator>
    <dc:date>2006-07-08T08:07:50</dc:date>
    <meta:print-date>2002-03-13T11:30:23</meta:print-date>
    <dc:language>da-DK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35"/>
  </office:meta>
</office:document-meta>
</file>